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Watch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Watch</text:h>
                    <text:list>
                        <text:list-item>
                            <text:h text:style-name="Heading_20_2" text:outline-level="2">Description</text:h>
                        </text:list-item>
                    </text:list>
                </text:list-item>
            </text:list>

            <text:p text:style-name="Standard"><text:span>This action, for the entire duration of Flow execution, evaluates the default expression in the background and if there is a change in the result, it forwards it to the data output. At the beginning, when the Flow is started, the expression is evaluated and forwarded to the data output, and later only if some change has occurred.</text:span></text:p>

            
                <text:list xml:id="list_Watch2" text:continue-numbering="true" text:continue-list="list_Watch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Watch5" text:continue-numbering="true" text:style-name="Outline">
                                                <text:list-item>
                                                    <text:list>
                                                        <text:list-item>
                                                            <text:list>
                                                                <text:list-item>
                                                                    <text:h text:style-name="Heading_20_3" text:outline-level="3">
                                                                        Expression
                                                                        <text:s text:c="4"/>
                                                                        <text:span text:style-name="T2">EXPRESSION (any)</text:span>
                                                                    </text:h>
                                                                </text:list-item>
                                                            </text:list>
                                                        </text:list-item>
                                                    </text:list>
                                                </text:list-item>
                                            </text:list>
                                            <text:p text:style-name="Standard"><text:span>Expression to be evaluated.</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Watch6" text:continue-numbering="true" text:continue-list="list_Watch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Watch7" text:continue-numbering="true" text:continue-list="list_Watch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Watch8" text:continue-numbering="true" text:continue-list="list_Watch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Watch9" text:continue-numbering="true" text:continue-list="list_Watch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Watch10" text:continue-numbering="true" text:continue-list="list_Watch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Watch3" text:continue-numbering="true" text:continue-list="list_Watch2" text:style-name="Outline">
                    <text:list-item>
                        <text:list>
                            <text:list-item>
                                <text:h text:style-name="Heading_20_2" text:outline-level="2">Inputs</text:h>
                            </text:list-item>
                        </text:list>
                    </text:list-item>
                </text:list>

                
                            <text:list xml:id="list_Watch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

            
                <text:list xml:id="list_Watch4" text:continue-numbering="true" text:continue-list="list_Watch3" text:style-name="Outline">
                    <text:list-item>
                        <text:list>
                            <text:list-item>
                                <text:h text:style-name="Heading_20_2" text:outline-level="2">Outputs</text:h>
                            </text:list-item>
                        </text:list>
                    </text:list-item>
                </text:list>

                
                            <text:list xml:id="list_Watch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text:list xml:id="list_Watch13" text:continue-numbering="true" text:style-name="Outline">
                                <text:list-item>
                                    <text:list>
                                        <text:list-item>
                                            <text:list>
                                                <text:list-item>
                                                    <text:h text:style-name="Heading_20_3" text:outline-level="3">
                                                        changed
                                                        <text:s text:c="4"/>
                                                        <text:span text:style-name="T2">DATA(any) | MANDATORY</text:span>
                                                    </text:h>
                                                </text:list-item>
                                            </text:list>
                                        </text:list-item>
                                    </text:list>
                                </text:list-item>
                            </text:list>
                            <text:p text:style-name="Standard"><text:span>Output through which the value of the evolved expression is passed once at the start and later only if there was some change in the resul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